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pitch="variable"/>
    <style:font-face style:name="Libre Franklin Medium1" svg:font-family="'Libre Franklin Medium'" style:font-adornments="Medium" style:font-pitch="variable"/>
    <style:font-face style:name="Libre Franklin SemiBold" svg:font-family="'Libre Franklin SemiBold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imbus Mono L" svg:font-family="'Nimbus Mono L'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officeooo:paragraph-rsid="00196901" style:font-size-asian="12pt" style:font-size-complex="12pt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fo:font-style="normal" officeooo:rsid="000d1f52" officeooo:paragraph-rsid="00196901" style:font-size-asian="12pt" style:font-size-complex="12pt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fo:font-style="normal" officeooo:paragraph-rsid="000c69f1" style:font-size-asian="12pt" style:font-size-complex="12pt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fo:font-style="normal" officeooo:paragraph-rsid="00196901" style:font-size-asian="12pt" style:font-size-complex="12pt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fo:font-style="normal" officeooo:paragraph-rsid="001442e0" style:font-size-asian="12pt" style:font-size-complex="12pt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fo:font-style="normal" officeooo:paragraph-rsid="00155675" style:font-size-asian="12pt" style:font-size-complex="12pt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fo:font-style="normal" officeooo:paragraph-rsid="00166ff1" style:font-size-asian="12pt" style:font-size-complex="12pt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fo:font-weight="bold" officeooo:paragraph-rsid="000c69f1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0.499cm" fo:text-align="center" style:justify-single-word="false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6666ff" loext:opacity="100%" style:font-name="Libre Franklin Medium" fo:font-size="12pt" fo:letter-spacing="normal" fo:language="es" fo:country="ES" fo:font-style="normal" fo:font-weight="normal" officeooo:paragraph-rsid="000c69f1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Heading_20_2">
      <style:paragraph-properties fo:margin-left="0cm" fo:margin-right="0cm" fo:margin-top="0cm" fo:margin-bottom="0cm" style:contextual-spacing="false" fo:line-height="0.499cm" fo:text-align="center" style:justify-single-word="false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0000" loext:opacity="100%" style:font-name="Libre Franklin SemiBold" fo:font-size="12pt" fo:letter-spacing="normal" fo:language="es" fo:country="ES" fo:font-style="normal" fo:font-weight="bold" officeooo:paragraph-rsid="000c69f1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paragraph-rsid="000d748b" style:font-size-asian="10pt" style:font-size-complex="10pt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2pt" fo:letter-spacing="normal" fo:language="es" fo:country="ES" fo:font-style="normal" style:font-size-asian="12pt" style:font-size-complex="12pt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2pt" fo:letter-spacing="normal" fo:language="es" fo:country="ES" fo:font-style="normal" officeooo:paragraph-rsid="00196901" style:font-size-asian="12pt" style:font-size-complex="12pt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2pt" fo:letter-spacing="normal" fo:language="es" fo:country="ES" fo:font-style="normal" officeooo:paragraph-rsid="000d1f52" style:font-size-asian="12pt" style:font-size-complex="12pt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fo:font-style="normal" style:font-size-asian="12pt" style:font-size-complex="12pt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fo:font-style="normal" officeooo:paragraph-rsid="00196901" style:font-size-asian="12pt" style:font-size-complex="12pt"/>
    </style:style>
    <style:style style:name="P17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fo:font-style="normal" officeooo:paragraph-rsid="001442e0" style:font-size-asian="12pt" style:font-size-complex="12pt"/>
    </style:style>
    <style:style style:name="P18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fo:font-style="normal" officeooo:paragraph-rsid="00155675" style:font-size-asian="12pt" style:font-size-complex="12pt"/>
    </style:style>
    <style:style style:name="P19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officeooo:paragraph-rsid="00196901" style:font-size-asian="12pt" style:font-size-complex="12pt"/>
    </style:style>
    <style:style style:name="P20" style:family="paragraph" style:parent-style-name="Heading_20_2">
      <style:paragraph-properties fo:margin-left="0cm" fo:margin-right="0cm" fo:margin-top="0cm" fo:margin-bottom="0cm" style:contextual-spacing="false" fo:line-height="0.499cm" fo:text-align="center" style:justify-single-word="false" fo:text-indent="0cm" style:auto-text-indent="false">
        <style:tab-stops>
          <style:tab-stop style:position="0.499cm"/>
        </style:tab-stops>
      </style:paragraph-properties>
      <style:text-properties style:use-window-font-color="true" loext:opacity="0%" style:font-name="Libre Franklin SemiBold" fo:font-size="10pt" fo:language="es" fo:country="ES" fo:font-weight="normal" officeooo:paragraph-rsid="000c69f1" style:font-size-asian="10pt" style:font-weight-asian="normal" style:font-size-complex="10pt" style:font-weight-complex="normal"/>
    </style:style>
    <style:style style:name="P21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0pt" fo:letter-spacing="normal" fo:language="es" fo:country="ES" officeooo:paragraph-rsid="000c69f1" style:font-size-asian="10pt" style:font-size-complex="10pt"/>
    </style:style>
    <style:style style:name="P22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officeooo:paragraph-rsid="001442e0" style:font-size-asian="12pt" style:font-size-complex="12pt"/>
    </style:style>
    <style:style style:name="P23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officeooo:paragraph-rsid="00155675" style:font-size-asian="12pt" style:font-size-complex="12pt"/>
    </style:style>
    <style:style style:name="P24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officeooo:paragraph-rsid="00166ff1" style:font-size-asian="12pt" style:font-size-complex="12pt"/>
    </style:style>
    <style:style style:name="P25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fo:font-style="normal" officeooo:paragraph-rsid="001442e0" style:font-size-asian="12pt" style:font-size-complex="12pt"/>
    </style:style>
    <style:style style:name="P26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fo:font-style="normal" officeooo:paragraph-rsid="00155675" style:font-size-asian="12pt" style:font-size-complex="12pt"/>
    </style:style>
    <style:style style:name="P27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fo:font-style="normal" officeooo:rsid="000d1f52" officeooo:paragraph-rsid="00155675" style:font-size-asian="12pt" style:font-size-complex="12pt"/>
    </style:style>
    <style:style style:name="P28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officeooo:paragraph-rsid="0027f799" style:font-size-asian="12pt" style:font-size-complex="12pt"/>
    </style:style>
    <style:style style:name="P29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paragraph-rsid="000c69f1" style:font-size-asian="12pt" style:font-weight-asian="normal" style:font-size-complex="12pt" style:font-weight-complex="normal"/>
    </style:style>
    <style:style style:name="P30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fo:font-weight="normal" officeooo:paragraph-rsid="0027f799" style:font-size-asian="10pt" style:font-weight-asian="normal" style:font-size-complex="10pt" style:font-weight-complex="normal"/>
    </style:style>
    <style:style style:name="P31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paragraph-rsid="001d8326" style:font-size-asian="10pt" style:font-size-complex="10pt"/>
    </style:style>
    <style:style style:name="P32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paragraph-rsid="002a6440" style:font-size-asian="10pt" style:font-size-complex="10pt"/>
    </style:style>
    <style:style style:name="P33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paragraph-rsid="001e5f88" style:font-size-asian="10pt" style:font-size-complex="10pt"/>
    </style:style>
    <style:style style:name="P34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paragraph-rsid="002bcf0e" style:font-size-asian="10pt" style:font-size-complex="10pt"/>
    </style:style>
    <style:style style:name="P35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paragraph-rsid="002dc724" style:font-size-asian="10pt" style:font-size-complex="10pt"/>
    </style:style>
    <style:style style:name="P36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paragraph-rsid="002f7165" style:font-size-asian="10pt" style:font-size-complex="10pt"/>
    </style:style>
    <style:style style:name="P37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paragraph-rsid="0032a733" style:font-size-asian="10pt" style:font-size-complex="10pt"/>
    </style:style>
    <style:style style:name="P38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paragraph-rsid="0034864e" style:font-size-asian="10pt" style:font-size-complex="10pt"/>
    </style:style>
    <style:style style:name="P39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paragraph-rsid="0036906e" style:font-size-asian="10pt" style:font-size-complex="10pt"/>
    </style:style>
    <style:style style:name="P40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rsid="000d1f52" officeooo:paragraph-rsid="001d8326" style:font-size-asian="10pt" style:font-size-complex="10pt"/>
    </style:style>
    <style:style style:name="P41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rsid="000d1f52" officeooo:paragraph-rsid="002dc724" style:font-size-asian="10pt" style:font-size-complex="10pt"/>
    </style:style>
    <style:style style:name="P42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rsid="000d1f52" officeooo:paragraph-rsid="0032a733" style:font-size-asian="10pt" style:font-size-complex="10pt"/>
    </style:style>
    <style:style style:name="P43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rsid="000d1f52" officeooo:paragraph-rsid="0036906e" style:font-size-asian="10pt" style:font-size-complex="10pt"/>
    </style:style>
    <style:style style:name="P44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officeooo:paragraph-rsid="000c69f1" style:font-size-asian="10pt" style:font-size-complex="10pt"/>
    </style:style>
    <style:style style:name="P45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officeooo:paragraph-rsid="001d8326" style:font-size-asian="10pt" style:font-size-complex="10pt"/>
    </style:style>
    <style:style style:name="P46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officeooo:paragraph-rsid="001e5f88" style:font-size-asian="10pt" style:font-size-complex="10pt"/>
    </style:style>
    <style:style style:name="P47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2pt" fo:letter-spacing="normal" fo:language="es" fo:country="ES" fo:font-style="normal" officeooo:paragraph-rsid="00155675" style:font-size-asian="12pt" style:font-size-complex="12pt"/>
    </style:style>
    <style:style style:name="P48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2pt" fo:letter-spacing="normal" fo:language="es" fo:country="ES" fo:font-style="normal" style:font-size-asian="12pt" style:font-size-complex="12pt"/>
    </style:style>
    <style:style style:name="P49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fo:font-style="normal" officeooo:rsid="000d1f52" officeooo:paragraph-rsid="002a6440" style:font-size-asian="12pt" style:font-size-complex="12pt"/>
    </style:style>
    <style:style style:name="P50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fo:font-style="normal" officeooo:rsid="000d1f52" officeooo:paragraph-rsid="002bcf0e" style:font-size-asian="12pt" style:font-size-complex="12pt"/>
    </style:style>
    <style:style style:name="P51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fo:font-style="normal" officeooo:rsid="000d1f52" officeooo:paragraph-rsid="002f7165" style:font-size-asian="12pt" style:font-size-complex="12pt"/>
    </style:style>
    <style:style style:name="P52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fo:font-style="normal" officeooo:rsid="000d1f52" officeooo:paragraph-rsid="0034864e" style:font-size-asian="12pt" style:font-size-complex="12pt"/>
    </style:style>
    <style:style style:name="P53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officeooo:paragraph-rsid="001442e0" style:font-size-asian="12pt" style:font-size-complex="12pt"/>
    </style:style>
    <style:style style:name="P54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officeooo:paragraph-rsid="00155675" style:font-size-asian="12pt" style:font-size-complex="12pt"/>
    </style:style>
    <style:style style:name="P55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0000" loext:opacity="100%" style:font-name="Libre Franklin Medium" fo:font-size="10pt" fo:letter-spacing="normal" fo:language="es" fo:country="ES" officeooo:paragraph-rsid="002dc724" style:font-size-asian="10pt" style:font-size-complex="10pt"/>
    </style:style>
    <style:style style:name="P56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0000" loext:opacity="100%" style:font-name="Libre Franklin Medium" fo:font-size="10pt" fo:letter-spacing="normal" fo:language="es" fo:country="ES" officeooo:paragraph-rsid="0032a733" style:font-size-asian="10pt" style:font-size-complex="10pt"/>
    </style:style>
    <style:style style:name="P57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0000" loext:opacity="100%" style:font-name="Libre Franklin Medium" fo:font-size="10pt" fo:letter-spacing="normal" fo:language="es" fo:country="ES" officeooo:paragraph-rsid="0036906e" style:font-size-asian="10pt" style:font-size-complex="10pt"/>
    </style:style>
    <style:style style:name="P58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style:font-name="Libre Franklin Medium" fo:font-size="12pt" fo:language="es" fo:country="ES" officeooo:paragraph-rsid="0036906e" style:font-size-asian="12pt" style:font-size-complex="12pt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officeooo:paragraph-rsid="00166ff1" style:font-size-asian="12pt" style:font-size-complex="12pt"/>
    </style:style>
    <style:style style:name="T1" style:family="text">
      <style:text-properties fo:font-style="normal"/>
    </style:style>
    <style:style style:name="T2" style:family="text">
      <style:text-properties fo:font-style="normal" officeooo:rsid="000d1f52"/>
    </style:style>
    <style:style style:name="T3" style:family="text">
      <style:text-properties fo:font-style="normal" officeooo:rsid="000d5f83"/>
    </style:style>
    <style:style style:name="T4" style:family="text">
      <style:text-properties fo:font-style="normal" officeooo:rsid="0010fd16"/>
    </style:style>
    <style:style style:name="T5" style:family="text">
      <style:text-properties fo:font-style="normal" officeooo:rsid="00115016"/>
    </style:style>
    <style:style style:name="T6" style:family="text">
      <style:text-properties fo:font-style="normal" officeooo:rsid="00155675"/>
    </style:style>
    <style:style style:name="T7" style:family="text">
      <style:text-properties fo:font-style="normal" officeooo:rsid="00196901"/>
    </style:style>
    <style:style style:name="T8" style:family="text">
      <style:text-properties fo:font-style="normal" officeooo:rsid="001b24a6"/>
    </style:style>
    <style:style style:name="T9" style:family="text">
      <style:text-properties fo:font-style="normal" style:text-underline-style="none" officeooo:rsid="000d1f52"/>
    </style:style>
    <style:style style:name="T10" style:family="text">
      <style:text-properties fo:font-style="normal" officeooo:rsid="001eaa50"/>
    </style:style>
    <style:style style:name="T11" style:family="text">
      <style:text-properties fo:font-style="normal" officeooo:rsid="001fdc38"/>
    </style:style>
    <style:style style:name="T12" style:family="text">
      <style:text-properties fo:font-style="normal" officeooo:rsid="00203544"/>
    </style:style>
    <style:style style:name="T13" style:family="text">
      <style:text-properties fo:font-style="normal" officeooo:rsid="0021dd9f"/>
    </style:style>
    <style:style style:name="T14" style:family="text">
      <style:text-properties fo:font-style="normal" officeooo:rsid="00228f24"/>
    </style:style>
    <style:style style:name="T15" style:family="text">
      <style:text-properties fo:font-style="normal" officeooo:rsid="002dc724"/>
    </style:style>
    <style:style style:name="T16" style:family="text">
      <style:text-properties fo:font-style="normal" officeooo:rsid="0036906e"/>
    </style:style>
    <style:style style:name="T17" style:family="text">
      <style:text-properties fo:font-style="normal" officeooo:rsid="0039e157"/>
    </style:style>
    <style:style style:name="T18" style:family="text">
      <style:text-properties style:use-window-font-color="true" loext:opacity="0%"/>
    </style:style>
    <style:style style:name="T19" style:family="text">
      <style:text-properties style:use-window-font-color="true" loext:opacity="0%" fo:font-style="normal"/>
    </style:style>
    <style:style style:name="T20" style:family="text">
      <style:text-properties style:use-window-font-color="true" loext:opacity="0%" fo:font-style="normal" officeooo:rsid="000d1f52"/>
    </style:style>
    <style:style style:name="T21" style:family="text">
      <style:text-properties style:use-window-font-color="true" loext:opacity="0%" fo:font-style="normal" officeooo:rsid="000d5f83"/>
    </style:style>
    <style:style style:name="T22" style:family="text">
      <style:text-properties style:use-window-font-color="true" loext:opacity="0%" fo:font-style="normal" officeooo:rsid="00115016"/>
    </style:style>
    <style:style style:name="T23" style:family="text">
      <style:text-properties style:use-window-font-color="true" loext:opacity="0%" fo:font-style="normal" officeooo:rsid="00203544"/>
    </style:style>
    <style:style style:name="T24" style:family="text">
      <style:text-properties style:use-window-font-color="true" loext:opacity="0%" fo:font-weight="bold" style:font-weight-asian="bold" style:font-weight-complex="bold"/>
    </style:style>
    <style:style style:name="T25" style:family="text">
      <style:text-properties style:use-window-font-color="true" loext:opacity="0%" style:font-name="Libre Franklin SemiBold" fo:font-weight="normal" style:font-weight-asian="normal" style:font-weight-complex="normal"/>
    </style:style>
    <style:style style:name="T26" style:family="text">
      <style:text-properties style:use-window-font-color="true" loext:opacity="0%" style:font-name="Libre Franklin SemiBold" fo:font-weight="normal" officeooo:rsid="000d1f52" style:font-weight-asian="normal" style:font-weight-complex="normal"/>
    </style:style>
    <style:style style:name="T27" style:family="text">
      <style:text-properties style:use-window-font-color="true" loext:opacity="0%" fo:font-weight="normal" style:font-weight-asian="normal" style:font-weight-complex="normal"/>
    </style:style>
    <style:style style:name="T28" style:family="text">
      <style:text-properties style:use-window-font-color="true" loext:opacity="0%" fo:font-weight="normal" officeooo:rsid="000d1f52" style:font-weight-asian="normal" style:font-weight-complex="normal"/>
    </style:style>
    <style:style style:name="T29" style:family="text">
      <style:text-properties fo:color="#ff3333" loext:opacity="100%" officeooo:rsid="000c69f1"/>
    </style:style>
    <style:style style:name="T30" style:family="text">
      <style:text-properties fo:color="#ff3333" loext:opacity="100%" officeooo:rsid="00115016"/>
    </style:style>
    <style:style style:name="T31" style:family="text">
      <style:text-properties fo:color="#ff3333" loext:opacity="100%" officeooo:rsid="001fdc38"/>
    </style:style>
    <style:style style:name="T32" style:family="text">
      <style:text-properties fo:color="#ff3333" loext:opacity="100%" fo:font-style="normal"/>
    </style:style>
    <style:style style:name="T33" style:family="text">
      <style:text-properties fo:color="#ff3333" loext:opacity="100%" fo:font-style="normal" officeooo:rsid="001fdc38"/>
    </style:style>
    <style:style style:name="T34" style:family="text">
      <style:text-properties fo:color="#ff3333" loext:opacity="100%" style:font-name="Libre Franklin SemiBold" fo:font-style="normal" fo:font-weight="normal" style:font-weight-asian="normal" style:font-weight-complex="normal"/>
    </style:style>
    <style:style style:name="T35" style:family="text">
      <style:text-properties fo:color="#999999" loext:opacity="100%" fo:font-style="normal" officeooo:rsid="00115016"/>
    </style:style>
    <style:style style:name="T36" style:family="text">
      <style:text-properties fo:color="#808080" loext:opacity="100%" fo:font-style="normal"/>
    </style:style>
    <style:style style:name="T37" style:family="text">
      <style:text-properties officeooo:rsid="001442e0"/>
    </style:style>
    <style:style style:name="T38" style:family="text">
      <style:text-properties officeooo:rsid="0010fd16"/>
    </style:style>
    <style:style style:name="T39" style:family="text">
      <style:text-properties officeooo:rsid="00196901"/>
    </style:style>
    <style:style style:name="T40" style:family="text">
      <style:text-properties officeooo:rsid="001b24a6"/>
    </style:style>
    <style:style style:name="T41" style:family="text">
      <style:text-properties fo:color="#6666ff" loext:opacity="100%"/>
    </style:style>
    <style:style style:name="T42" style:family="text">
      <style:text-properties fo:color="#6666ff" loext:opacity="100%" fo:font-weight="bold" style:font-weight-asian="bold" style:font-weight-complex="bold"/>
    </style:style>
    <style:style style:name="T43" style:family="text">
      <style:text-properties fo:color="#6666ff" loext:opacity="100%" fo:font-weight="bold" officeooo:rsid="000d1f52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officeooo:rsid="001fdc38"/>
    </style:style>
    <style:style style:name="T46" style:family="text">
      <style:text-properties officeooo:rsid="00203544"/>
    </style:style>
    <style:style style:name="T47" style:family="text">
      <style:text-properties officeooo:rsid="0021dd9f"/>
    </style:style>
    <style:style style:name="T48" style:family="text">
      <style:text-properties fo:font-variant="normal" fo:text-transform="none" fo:letter-spacing="normal" fo:font-style="normal" style:font-style-asian="normal" style:font-style-complex="normal"/>
    </style:style>
    <style:style style:name="T49" style:family="text">
      <style:text-properties fo:font-variant="normal" fo:text-transform="none" fo:letter-spacing="normal" fo:font-style="normal" officeooo:rsid="00138b28" style:font-style-asian="normal" style:font-style-complex="normal"/>
    </style:style>
    <style:style style:name="T50" style:family="text">
      <style:text-properties fo:font-variant="normal" fo:text-transform="none" style:use-window-font-color="true" loext:opacity="0%" fo:letter-spacing="normal" fo:font-style="normal" fo:font-weight="normal" officeooo:rsid="000d1f52" style:font-weight-asian="normal" style:font-weight-complex="normal"/>
    </style:style>
    <style:style style:name="T51" style:family="text">
      <style:text-properties fo:font-variant="normal" fo:text-transform="none" style:use-window-font-color="true" loext:opacity="0%" style:font-name="Libre Franklin SemiBold" fo:letter-spacing="normal" fo:font-style="normal" fo:font-weight="normal" officeooo:rsid="000d1f52" style:font-weight-asian="normal" style:font-weight-complex="normal"/>
    </style:style>
    <style:style style:name="T52" style:family="text">
      <style:text-properties fo:font-variant="normal" fo:text-transform="none" fo:color="#6666ff" loext:opacity="100%" fo:letter-spacing="normal" fo:font-style="normal" fo:font-weight="bold" officeooo:rsid="000d1f52" style:font-weight-asian="bold" style:font-weight-complex="bold"/>
    </style:style>
    <style:style style:name="T53" style:family="text">
      <style:text-properties fo:font-variant="normal" fo:text-transform="none" fo:color="#808080" loext:opacity="100%" fo:letter-spacing="normal" fo:font-style="normal" fo:font-weight="normal" officeooo:rsid="000d1f52" style:font-weight-asian="normal" style:font-weight-complex="normal"/>
    </style:style>
    <style:style style:name="T54" style:family="text">
      <style:text-properties officeooo:rsid="00245413"/>
    </style:style>
    <style:style style:name="T55" style:family="text">
      <style:text-properties officeooo:rsid="0025069c"/>
    </style:style>
    <style:style style:name="T56" style:family="text">
      <style:text-properties style:font-name="Libre Franklin SemiBold" fo:font-style="normal" fo:font-weight="normal" style:font-weight-asian="normal" style:font-weight-complex="normal"/>
    </style:style>
    <style:style style:name="T57" style:family="text">
      <style:text-properties fo:font-weight="normal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CANTA A Y<text:span text:style-name="T55">AHVÉH</text:span>, J<text:span text:style-name="T55">ERUSALÉN</text:span></text:h>
      <text:h text:style-name="P20" text:outline-level="2"><text:span text:style-name="T48">Sal</text:span><text:span text:style-name="T49">mo</text:span><text:span text:style-name="T48"> 147 (146 – 147)</text:span></text:h>
      <text:p text:style-name="P9"/>
      <text:section text:style-name="Sect1" text:name="Sección1">
        <text:p text:style-name="P11"><text:tab/><text:tab/>Mi<text:span text:style-name="T45">m</text:span> <text:s text:c="66"/>La</text:p>
        <text:p text:style-name="P15">A.<text:span text:style-name="T41"><text:tab/><text:tab/></text:span><text:span text:style-name="T25">CANTA A YAHVÉH, JERUSALÉN.</text:span></text:p>
        <text:p text:style-name="P21"><text:span text:style-name="T29"><text:tab/><text:tab/> <text:s text:c="3"/></text:span><text:span text:style-name="T30">La</text:span><text:span text:style-name="T31">m <text:s text:c="40"/></text:span><text:span text:style-name="T32">Mi</text:span><text:span text:style-name="T33">m</text:span></text:p>
        <text:p text:style-name="P8"><text:span text:style-name="T34"><text:tab/><text:tab/></text:span><text:span text:style-name="T56">ALABA A TU DIOS, SIÓN.</text:span></text:p>
        <text:p text:style-name="P30"><text:tab/><text:tab/> <text:s text:c="92"/>Re</text:p>
        <text:p text:style-name="P28"><text:tab/><text:tab/><text:span text:style-name="T57">ÉL SANA EL CORAZÓN QUEBRANTADO</text:span><text:span text:style-name="T44">,<text:tab/></text:span></text:p>
        <text:p text:style-name="P44"><text:tab/><text:tab/> <text:s text:c="16"/><text:span text:style-name="T1">Si7 <text:s text:c="55"/>Mi</text:span><text:span text:style-name="T11">m</text:span></text:p>
        <text:p text:style-name="P29"><text:tab/><text:tab/>Y VENDA SUS HERIDAS A ISRAEL.</text:p>
        <text:p text:style-name="P3"/>
        <text:p text:style-name="P31"><text:tab/><text:tab/>Mi<text:span text:style-name="T46">m <text:s text:c="56"/></text:span>La</text:p>
        <text:p text:style-name="P19"><text:span text:style-name="T1">S.<text:tab/><text:tab/></text:span><text:span text:style-name="T20">Es bueno bendecid a Yahvéh,</text:span></text:p>
        <text:p text:style-name="P45"><text:span text:style-name="T20"><text:tab/><text:tab/> <text:s text:c="12"/></text:span><text:span text:style-name="T5">La</text:span><text:span text:style-name="T12">m</text:span><text:span text:style-name="T2"> <text:s text:c="57"/>Mi</text:span><text:span text:style-name="T12">m</text:span></text:p>
        <text:p text:style-name="P1"><text:span text:style-name="T1"><text:tab/><text:tab/></text:span><text:span text:style-name="T2">la alabanza es </text:span><text:span text:style-name="T9">dulce</text:span><text:span text:style-name="T2"> a nuestro Dios.</text:span></text:p>
        <text:p text:style-name="P40"><text:tab/><text:tab/> <text:s text:c="70"/>Re</text:p>
        <text:p text:style-name="P1"><text:span text:style-name="T1"><text:tab/><text:tab/></text:span><text:span text:style-name="T14">Dad gracias y cantad</text:span><text:span text:style-name="T8"> a Yahvéh</text:span><text:span text:style-name="T2">,</text:span></text:p>
        <text:p text:style-name="P40"><text:tab/><text:tab/> <text:s text:c="6"/>Si7 <text:s text:c="43"/>Mi<text:span text:style-name="T46">m</text:span></text:p>
        <text:p text:style-name="P2"><text:tab/><text:tab/><text:span text:style-name="T40">tocad las palmas al Señor</text:span>.</text:p>
        <text:p text:style-name="P16"/>
        <text:p text:style-name="P32"><text:tab/><text:tab/>Mi<text:span text:style-name="T45">m</text:span> <text:s text:c="66"/>La</text:p>
        <text:p text:style-name="P49"><text:span text:style-name="T57">A.</text:span><text:span text:style-name="T42"><text:tab/><text:tab/></text:span><text:span text:style-name="T25">CANTA A YAHVÉH, JERUSALÉN...</text:span></text:p>
        <text:p text:style-name="P13"/>
        <text:p text:style-name="P33"><text:tab/><text:tab/>Mi<text:span text:style-name="T47">m</text:span> <text:s text:c="58"/>La</text:p>
        <text:p text:style-name="P19"><text:span text:style-name="T1">S.<text:tab/><text:tab/></text:span><text:span text:style-name="T19">Él cuenta el número de estrellas</text:span></text:p>
        <text:p text:style-name="P46"><text:span text:style-name="T1"><text:tab/><text:tab/> <text:s text:c="4"/></text:span><text:span text:style-name="T5">La</text:span><text:span text:style-name="T13">m</text:span><text:span text:style-name="T1"> <text:s text:c="47"/>Mi</text:span><text:span text:style-name="T13">m</text:span></text:p>
        <text:p text:style-name="P4"><text:tab/><text:tab/>llama a cada una por su nombre.</text:p>
        <text:p text:style-name="P33"><text:tab/><text:tab/> <text:s text:c="84"/>Re</text:p>
        <text:p text:style-name="P1"><text:span text:style-name="T1"><text:tab/><text:tab/></text:span><text:span text:style-name="T7">Nuestro </text:span><text:span text:style-name="T1">Señor </text:span><text:span text:style-name="T7">e</text:span><text:span text:style-name="T10">s</text:span><text:span text:style-name="T7"> grande y poderoso</text:span><text:span text:style-name="T1">,</text:span></text:p>
        <text:p text:style-name="P33"><text:tab/><text:tab/> <text:s text:c="24"/>Si7 <text:s text:c="30"/>Mi<text:span text:style-name="T47">m</text:span></text:p>
        <text:p text:style-name="P4"><text:tab/><text:tab/><text:span text:style-name="T39">su sabiduría </text:span>no tiene medida.</text:p>
        <text:p text:style-name="P16"/>
        <text:p text:style-name="P34"><text:tab/><text:tab/>Mi<text:span text:style-name="T45">m</text:span> <text:s text:c="66"/>La</text:p>
        <text:p text:style-name="P50"><text:span text:style-name="T57">A.</text:span><text:span text:style-name="T42"><text:tab/><text:tab/></text:span><text:span text:style-name="T25">CANTA A YAHVÉH, JERUSALÉN...</text:span></text:p>
        <text:p text:style-name="P12"/>
        <text:p text:style-name="P12"/>
        <text:p text:style-name="P12"/>
        <text:p text:style-name="P35"><text:span text:style-name="T1"><text:tab/><text:tab/>Mi</text:span><text:span text:style-name="T46">m <text:s text:c="41"/></text:span><text:span text:style-name="T1">La</text:span></text:p>
        <text:p text:style-name="P53"><text:span text:style-name="T1">S.<text:tab/><text:tab/></text:span><text:span text:style-name="T19">Él ha reforzado tus puertas,</text:span></text:p>
        <text:p text:style-name="P55"><text:span text:style-name="T2"><text:tab/><text:tab/> <text:s text:c="6"/></text:span><text:span text:style-name="T5">La</text:span><text:span text:style-name="T12">m</text:span><text:span text:style-name="T2"> <text:s text:c="35"/>Mi</text:span><text:span text:style-name="T12">m</text:span></text:p>
        <text:p text:style-name="P22"><text:span text:style-name="T1"><text:tab/><text:tab/></text:span><text:span text:style-name="T15">ha </text:span><text:span text:style-name="T1">bendecido en ti tu h</text:span><text:span text:style-name="T4">ijos</text:span><text:span text:style-name="T1">;</text:span></text:p>
        <text:p text:style-name="P41"><text:span text:style-name="T1"><text:tab/><text:tab/> <text:s text:c="63"/>Re</text:span></text:p>
        <text:p text:style-name="P5"><text:tab/><text:tab/>pone <text:span text:style-name="T54">en tus términos </text:span>la paz,</text:p>
        <text:p text:style-name="P41"><text:tab/><text:tab/> <text:s text:c="12"/>Si7 <text:s text:c="39"/>Mi<text:span text:style-name="T46">m</text:span></text:p>
        <text:p text:style-name="P5"><text:tab/><text:tab/>te sacia con la flor de <text:span text:style-name="T37">harina</text:span>.</text:p>
        <text:p text:style-name="P17"/>
        <text:p text:style-name="P36"><text:tab/><text:tab/>Mi<text:span text:style-name="T45">m</text:span> <text:s text:c="66"/>La</text:p>
        <text:p text:style-name="P51"><text:span text:style-name="T57">A.</text:span><text:span text:style-name="T42"><text:tab/><text:tab/></text:span><text:span text:style-name="T25">CANTA A YAHVÉH, JERUSALÉN...</text:span></text:p>
        <text:p text:style-name="P47"/>
        <text:p text:style-name="P37"><text:tab/><text:tab/>Mi<text:span text:style-name="T45">m</text:span> <text:s text:c="44"/>La</text:p>
        <text:p text:style-name="P54"><text:span text:style-name="T5">S.</text:span><text:span text:style-name="T19"><text:tab/><text:tab/>Envía a </text:span><text:span text:style-name="T21">la t</text:span><text:span text:style-name="T19">ierra su palabra,</text:span></text:p>
        <text:p text:style-name="P56"><text:span text:style-name="T2"><text:tab/><text:tab/> <text:s text:c="11"/></text:span><text:span text:style-name="T5">La</text:span><text:span text:style-name="T12">m</text:span><text:span text:style-name="T2"> <text:s text:c="26"/>Mi</text:span><text:span text:style-name="T12">m</text:span></text:p>
        <text:p text:style-name="P6"><text:tab/><text:tab/>su palabra corre veloz;</text:p>
        <text:p text:style-name="P42"><text:tab/><text:tab/> <text:s text:c="55"/>Re</text:p>
        <text:p text:style-name="P23"><text:span text:style-name="T1"><text:tab/><text:tab/>manda la nieve como l</text:span><text:span text:style-name="T3">a</text:span><text:span text:style-name="T1">na,</text:span></text:p>
        <text:p text:style-name="P42"><text:span text:style-name="T1"><text:tab/><text:tab/> <text:s text:c="13"/>Si7 <text:s text:c="48"/>Mi</text:span><text:span text:style-name="T46">m</text:span></text:p>
        <text:p text:style-name="P6"><text:tab/><text:tab/>esparce la escarcha cual ceniza.</text:p>
        <text:p text:style-name="P18"/>
        <text:p text:style-name="P38"><text:tab/><text:tab/>Mi<text:span text:style-name="T45">m</text:span> <text:s text:c="66"/>La</text:p>
        <text:p text:style-name="P52"><text:span text:style-name="T57">A.</text:span><text:span text:style-name="T42"><text:tab/><text:tab/></text:span><text:span text:style-name="T25">CANTA A YAHVÉH, JERUSALÉN...</text:span></text:p>
        <text:p text:style-name="P27"/>
        <text:p text:style-name="P43"><text:tab/><text:tab/>Mi<text:span text:style-name="T45">m</text:span> <text:s text:c="44"/>La</text:p>
        <text:p text:style-name="P59"><text:span text:style-name="T36">S.<text:tab/><text:tab/></text:span><text:span text:style-name="T1">Enseña </text:span><text:span text:style-name="T4">a Jacob su palabra</text:span><text:span text:style-name="T1">,</text:span></text:p>
        <text:p text:style-name="P57"><text:span text:style-name="T2"><text:tab/><text:tab/> <text:s text:c="15"/></text:span><text:span text:style-name="T5">La</text:span><text:span text:style-name="T12">m</text:span><text:span text:style-name="T2"> <text:s text:c="50"/>Mi</text:span><text:span text:style-name="T12">m</text:span></text:p>
        <text:p text:style-name="P24"><text:span text:style-name="T1"><text:tab/><text:tab/>sus </text:span><text:span text:style-name="T6">decretos y mandatos</text:span><text:span text:style-name="T4"> a Israel</text:span><text:span text:style-name="T1">;</text:span></text:p>
        <text:p text:style-name="P43"><text:span text:style-name="T1"><text:tab/><text:tab/> <text:s text:c="65"/>Re</text:span></text:p>
        <text:p text:style-name="P24"><text:span text:style-name="T4"><text:tab/><text:tab/></text:span><text:span text:style-name="T1">con ninguna nación </text:span><text:span text:style-name="T6">obró así</text:span><text:span text:style-name="T1">,</text:span></text:p>
        <text:p text:style-name="P43"><text:span text:style-name="T16"><text:tab/><text:tab/> <text:s text:c="21"/>Si7 <text:s text:c="45"/>Mi</text:span><text:span text:style-name="T46">m</text:span></text:p>
        <text:p text:style-name="P7"><text:tab/><text:tab/><text:span text:style-name="T38">ni una sola sus caminos conoció.</text:span></text:p>
        <text:p text:style-name="P14"/>
        <text:p text:style-name="P39"><text:tab/><text:tab/>Mi<text:span text:style-name="T45">m</text:span> <text:s text:c="66"/>La</text:p>
        <text:p text:style-name="P58"><text:span text:style-name="T53">A.</text:span><text:span text:style-name="T52"><text:tab/><text:tab/></text:span><text:span text:style-name="T51">CANTA A YAHVÉH, JERUSALÉN..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pitch="variable"/>
    <style:font-face style:name="Libre Franklin Medium1" svg:font-family="'Libre Franklin Medium'" style:font-adornments="Medium" style:font-pitch="variable"/>
    <style:font-face style:name="Libre Franklin SemiBold" svg:font-family="'Libre Franklin SemiBold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imbus Mono L" svg:font-family="'Nimbus Mono L'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loext:opacity="100%"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999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99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11T01:23:00.323487963</meta:creation-date>
    <dc:date>2022-01-17T00:10:05.828053862</dc:date>
    <meta:editing-duration>PT2H40M4S</meta:editing-duration>
    <meta:editing-cycles>43</meta:editing-cycles>
    <meta:generator>LibreOffice/7.2.5.2.0$Linux_X86_64 LibreOffice_project/20$Build-2</meta:generator>
    <meta:document-statistic meta:table-count="0" meta:image-count="0" meta:object-count="0" meta:page-count="1" meta:paragraph-count="60" meta:word-count="224" meta:character-count="2928" meta:non-whitespace-character-count="913"/>
  </office:meta>
</office:document-meta>
</file>